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Utils.unicodeEscaped(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rUtils.toIntValue( char ch , in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s.toIntValue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s.toChar( String str , char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harUtils.toChar( Characte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s.toString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s.toIntValue( Character ch , in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s.isAsciiNumeric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Utils.toCharacterObject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s.toCharacterObject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s.Char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Utils.isAsciiAlphanumeric( char c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Utils.isAsciiPrintable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Utils.toChar( Character ch , char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s.isAsciiAlpha(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Utils.unicodeEscaped( Characte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s.toIntValue( Characte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s.isAsciiAlphaUpper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Utils.isAscii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Utils.toChar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s.isAsciiControl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Utils.toString( Characte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Utils.isAsciiAlphaLower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